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Sendnya" svg:font-family="Sendny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paragraph-properties>
      <style:text-properties style:font-name="Helvetica" style:font-name-asian="Helvetica" style:font-name-complex="Helvetica"/>
    </style:style>
    <style:style style:name="P2" style:family="paragraph" style:parent-style-name="Standard">
      <style:paragraph-properties>
        <style:tab-stops/>
      </style:paragraph-properties>
      <style:text-properties style:font-name="Helvetica" style:text-underline-style="solid" style:text-underline-width="auto" style:text-underline-color="font-color" style:font-name-asian="Helvetica" style:font-name-complex="Helvetica"/>
    </style:style>
    <style:style style:name="P3" style:family="paragraph" style:parent-style-name="Standard">
      <style:paragraph-properties>
        <style:tab-stops/>
      </style:paragraph-properties>
      <style:text-properties style:font-name="Helvetica" style:text-underline-style="solid" style:text-underline-width="auto" style:text-underline-color="font-color" fo:font-weight="normal" style:font-name-asian="Helvetica" style:font-weight-asian="normal" style:font-name-complex="Helvetica" style:font-weight-complex="normal"/>
    </style:style>
    <style:style style:name="P4" style:family="paragraph" style:parent-style-name="Standard">
      <style:paragraph-properties>
        <style:tab-stops/>
      </style:paragraph-properties>
      <style:text-properties style:font-name="Helvetica" fo:font-weight="bold" style:font-name-asian="Helvetica" style:font-weight-asian="bold" style:font-name-complex="Helvetica" style:font-weight-complex="bold"/>
    </style:style>
    <style:style style:name="P5" style:family="paragraph" style:parent-style-name="Standard" style:master-page-name="Standard">
      <style:paragraph-properties style:page-number="auto">
        <style:tab-stops/>
      </style:paragraph-properties>
      <style:text-properties style:font-name="Helvetica" style:text-underline-style="solid" style:text-underline-width="auto" style:text-underline-color="font-color" fo:font-weight="bold" style:font-name-asian="Helvetica" style:font-weight-asian="bold" style:font-name-complex="Helvetica" style:font-weight-complex="bold"/>
    </style:style>
    <style:style style:name="P6" style:family="paragraph" style:parent-style-name="Standard" style:list-style-name="L1">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P7" style:family="paragraph" style:parent-style-name="Standard" style:list-style-name="L2">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P8" style:family="paragraph" style:parent-style-name="Standard" style:list-style-name="L3">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asterMaze Version History</text:p>
      <text:p text:style-name="P1"/>
      <text:p text:style-name="P4">V2.0.0-dev1 (06/26/2012):</text:p>
      <text:p text:style-name="P3">New Features:</text:p>
      <text:list xml:id="list21632522332" text:style-name="L1">
        <text:list-item>
          <text:p text:style-name="P6">Added 25 new objects; repurposed 13 existing objects, removed 12 objects, changed behavior for 2 objects.</text:p>
        </text:list-item>
      </text:list>
      <text:p text:style-name="P2">Other Changes:</text:p>
      <text:list xml:id="list287877336" text:style-name="L2">
        <text:list-item>
          <text:p text:style-name="P7">Removed unused resources.</text:p>
        </text:list-item>
        <text:list-item>
          <text:p text:style-name="P7">Objects that were removed or repurposed will be automatically converted to one of the 25 new replacement objects. All but one of the old and new objects behave in exactly the same way; the lone exception is the Bow, which was utterly useless before. Bows will be converted into Treasure Keys, which actually DO something.</text:p>
        </text:list-item>
        <text:list-item>
          <text:p text:style-name="P7">Treasure Chests are now opened with Treasure Keys, not Keys. <text:span text:style-name="T1">NOTE: This change WILL break older mazes that relied on the old behavior.</text:span></text:p>
        </text:list-item>
        <text:list-item>
          <text:p text:style-name="P7">The maze and saved game format version has been updated to 2. Older mazes and saved games can still be loaded.</text:p>
        </text:list-item>
      </text:list>
      <text:p text:style-name="P1"/>
      <text:p text:style-name="P4">V1.0.0-dev3 (06/24/2012):</text:p>
      <text:p text:style-name="P3">Bug Fixes:</text:p>
      <text:list xml:id="list904269627" text:continue-list="list21632522332" text:style-name="L1">
        <text:list-item>
          <text:p text:style-name="P6">Fixed fading wall behavior, which was broken.</text:p>
        </text:list-item>
        <text:list-item>
          <text:p text:style-name="P6">Fixed using objects behavior, which was also broken.</text:p>
        </text:list-item>
      </text:list>
      <text:p text:style-name="P2">Other Changes:</text:p>
      <text:list xml:id="list1626954123" text:style-name="L3">
        <text:list-item>
          <text:p text:style-name="P8">Refactored the game inventory management code into its own class.</text:p>
        </text:list-item>
        <text:list-item>
          <text:p text:style-name="P8">Fixed several inaccurate statements in the manual.</text:p>
        </text:list-item>
        <text:list-item>
          <text:p text:style-name="P8">Split the Maze Editor into GUI and Logic components.</text:p>
        </text:list-item>
        <text:list-item>
          <text:p text:style-name="P8">Improved the drawing logic for the Game, Map Battle, and Maze Editor.</text:p>
        </text:list-item>
      </text:list>
      <text:p text:style-name="P1"/>
      <text:p text:style-name="P4">V1.0.0-dev2 (06/22/2012):</text:p>
      <text:p text:style-name="P2">Bug Fixes:</text:p>
      <text:list xml:id="list1356812232" text:continue-numbering="true" text:style-name="L3">
        <text:list-item>
          <text:p text:style-name="P8">Fixed an intermittent crashing bug in the Window Battle engine.</text:p>
        </text:list-item>
        <text:list-item>
          <text:p text:style-name="P8">Fixed a OS X-only bug with the folders MasterMaze uses internally.</text:p>
        </text:list-item>
      </text:list>
      <text:p text:style-name="P1"/>
      <text:p text:style-name="P4">V1.0.0-dev1 (06/20/2012):</text:p>
      <text:p text:style-name="P2">New Features:</text:p>
      <text:list xml:id="list853296793" text:continue-numbering="true" text:style-name="L3">
        <text:list-item>
          <text:p text:style-name="P8">Initial development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Sendnya" svg:font-family="Sendny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text-align="start" style:justify-single-word="false" fo:text-indent="0in" style:auto-text-indent="false" style:text-autospace="ideograph-alpha" style:vertical-align="auto"/>
      <style:text-properties style:font-name="Sendnya" fo:font-size="12pt" fo:language="en" fo:country="US" style:font-name-asian="Sendnya" style:font-size-asian="12pt" style:language-asian="en" style:country-asian="US" style:font-name-complex="Sendnya" style:font-size-complex="12pt"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sahnell</meta:initial-creator>
    <meta:creation-date>2010-01-29T10:09:00</meta:creation-date>
    <dc:date>2012-06-26T17:38:51</dc:date>
    <meta:generator>LibreOffice/3.5$MacOSX_x86 LibreOffice_project/165a79a-7059095-e13bb37-fef39a4-9503d18</meta:generator>
    <meta:editing-duration>PT17H59M44S</meta:editing-duration>
    <meta:editing-cycles>409</meta:editing-cycles>
    <dc:title>Mazer5D Version History</dc:title>
    <meta:document-statistic meta:table-count="0" meta:image-count="0" meta:object-count="0" meta:page-count="1" meta:paragraph-count="25" meta:word-count="232" meta:character-count="1399" meta:non-whitespace-character-count="1206"/>
  </office:meta>
</office:document-meta>
</file>